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1">
      <style:text-properties officeooo:paragraph-rsid="00142b19"/>
    </style:style>
    <style:style style:name="P4" style:family="paragraph" style:parent-style-name="Text_20_body" style:list-style-name="L1">
      <style:paragraph-properties fo:margin-top="0in" fo:margin-bottom="0in" style:contextual-spacing="false"/>
      <style:text-properties officeooo:paragraph-rsid="00142b19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Основные атрибуты бренда</text:h>
      <text:p text:style-name="Text_20_body"/>
      <text:list xml:id="list2880228917" text:style-name="L1">
        <text:list-header>
          <text:p text:style-name="P1"><text:span text:style-name="Strong_20_Emphasis">Миссия:</text:span></text:p>
          <text:list>
            <text:list-item>
              <text:p text:style-name="P2">Обеспечить эффективное и удобное обучение английскому языку для сотрудников компаний, способствуя их профессиональному росту и развитию. </text:p>
              <text:p text:style-name="P2"/>
            </text:list-item>
          </text:list>
          <text:p text:style-name="P1"><text:span text:style-name="Strong_20_Emphasis">Ценности:</text:span></text:p>
          <text:list text:continue-numbering="true">
            <text:list-item>
              <text:p text:style-name="P2">Профессионализм: Высокое качество обучения и сервиса. </text:p>
            </text:list-item>
            <text:list-item>
              <text:p text:style-name="P2">Инновации: Использование современных технологий для улучшения процесса обучения. </text:p>
            </text:list-item>
            <text:list-item>
              <text:p text:style-name="P2">Доступность: Удобный интерфейс и доступность на различных устройствах. </text:p>
            </text:list-item>
            <text:list-item>
              <text:p text:style-name="P4">Поддержка: Постоянная поддержка и сопровождение пользователей. </text:p>
              <text:p text:style-name="P4"/>
            </text:list-item>
          </text:list>
          <text:p text:style-name="P3"><text:span text:style-name="Strong_20_Emphasis">Целевая аудитория:</text:span></text:p>
          <text:list text:continue-numbering="true">
            <text:list-item>
              <text:p text:style-name="P2">Сотрудники компаний, желающие улучшить свои навыки английского языка. </text:p>
            </text:list-item>
            <text:list-item>
              <text:p text:style-name="P2">Руководители, заинтересованные в повышении квалификации своих сотрудников. </text:p>
            </text:list-item>
            <text:list-item>
              <text:p text:style-name="P1">Преподаватели, предоставляющие обучение через платформу. </text:p>
            </text:list-item>
          </text:list>
        </text:list-header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478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2T05:27:28.274808943</meta:creation-date>
    <dc:date>2025-03-22T05:55:18.347619649</dc:date>
    <meta:editing-duration>PT27M50S</meta:editing-duration>
    <meta:editing-cycles>1</meta:editing-cycles>
    <meta:document-statistic meta:table-count="0" meta:image-count="0" meta:object-count="0" meta:page-count="1" meta:paragraph-count="14" meta:word-count="81" meta:character-count="676" meta:non-whitespace-character-count="609"/>
    <meta:generator>LibreOffice/7.5.1.2$MacOSX_X86_64 LibreOffice_project/fcbaee479e84c6cd81291587d2ee68cba099e129</meta:generator>
  </office:meta>
</office:document-meta>
</file>